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10])" office:value-type="float" office:value="1572" calcext:value-type="float">
            <text:p>1572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8:05:44.07882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19T18:06:40.420860561</dc:date>
    <meta:editing-duration>PT4H44M32S</meta:editing-duration>
    <meta:editing-cycles>76</meta:editing-cycles>
    <meta:document-statistic meta:table-count="1" meta:cell-count="71" meta:object-count="0"/>
  </office:meta>
</office:document-meta>
</file>